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25cm" fo:min-width="10.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053cm" draw:marker-start="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stroke="none" svg:stroke-color="#000000" draw:fill="none" draw:fill-color="#ffffff" fo:min-height="1.323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0.85cm"/>
    </style:style>
    <style:style style:name="gr9" style:family="graphic" style:parent-style-name="standard">
      <style:graphic-properties draw:stroke="none" svg:stroke-color="#000000" draw:fill="none" draw:fill-color="#ffffff" fo:min-height="0.55cm"/>
    </style:style>
    <style:style style:name="gr10" style:family="graphic" style:parent-style-name="standard">
      <style:graphic-properties draw:stroke="none" svg:stroke-color="#000000" draw:fill="none" draw:fill-color="#ffffff" fo:min-height="1.55cm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draw:stroke="none" svg:stroke-color="#000000" draw:fill="none" draw:fill-color="#ffffff" fo:min-height="2.4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0.7cm" svg:height="7.5cm" svg:x="5.7cm" svg:y="9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7cm" svg:y1="10.5cm" svg:x2="3.5cm" svg:y2="10.5cm">
          <text:p/>
        </draw:line>
        <draw:line draw:style-name="gr2" draw:text-style-name="P2" draw:layer="layout" svg:x1="5.7cm" svg:y1="12.1cm" svg:x2="3.5cm" svg:y2="12.1cm">
          <text:p/>
        </draw:line>
        <draw:line draw:style-name="gr2" draw:text-style-name="P2" draw:layer="layout" svg:x1="5.786cm" svg:y1="13.753cm" svg:x2="3.586cm" svg:y2="13.753cm">
          <text:p/>
        </draw:line>
        <draw:line draw:style-name="gr3" draw:text-style-name="P2" draw:layer="layout" svg:x1="5.7cm" svg:y1="15.5cm" svg:x2="3.5cm" svg:y2="15.5cm">
          <text:p/>
        </draw:line>
        <draw:line draw:style-name="gr3" draw:text-style-name="P2" draw:layer="layout" svg:x1="18.6cm" svg:y1="10.5cm" svg:x2="16.4cm" svg:y2="10.5cm">
          <text:p/>
        </draw:line>
        <draw:line draw:style-name="gr3" draw:text-style-name="P2" draw:layer="layout" svg:x1="18.6cm" svg:y1="12.7cm" svg:x2="16.4cm" svg:y2="12.7cm">
          <text:p/>
        </draw:line>
        <draw:line draw:style-name="gr3" draw:text-style-name="P2" draw:layer="layout" svg:x1="18.6cm" svg:y1="15.3cm" svg:x2="16.4cm" svg:y2="15.3cm">
          <text:p/>
        </draw:line>
        <draw:line draw:style-name="gr3" draw:text-style-name="P2" draw:layer="layout" svg:x1="8cm" svg:y1="16.9cm" svg:x2="8cm" svg:y2="19.9cm">
          <text:p/>
        </draw:line>
        <draw:line draw:style-name="gr2" draw:text-style-name="P2" draw:layer="layout" svg:x1="10.6cm" svg:y1="16.9cm" svg:x2="10.6cm" svg:y2="19.9cm">
          <text:p/>
        </draw:line>
        <draw:frame draw:style-name="gr4" draw:text-style-name="P3" draw:layer="layout" svg:width="2.4cm" svg:height="1.4cm" svg:x="3.8cm" svg:y="9.5cm">
          <draw:text-box>
            <text:p>ws</text:p>
          </draw:text-box>
        </draw:frame>
        <draw:frame draw:style-name="gr5" draw:text-style-name="P3" draw:layer="layout" svg:width="2.6cm" svg:height="1.573cm" svg:x="2.7cm" svg:y="11.1cm">
          <draw:text-box>
            <text:p>select</text:p>
          </draw:text-box>
        </draw:frame>
        <draw:frame draw:style-name="gr6" draw:text-style-name="P3" draw:layer="layout" svg:width="2.7cm" svg:height="0.962cm" svg:x="2.9cm" svg:y="12.7cm">
          <draw:text-box>
            <text:p>Clk 1</text:p>
          </draw:text-box>
        </draw:frame>
        <draw:frame draw:style-name="gr7" draw:text-style-name="P3" draw:layer="layout" svg:width="3.7cm" svg:height="1.673cm" svg:x="1.8cm" svg:y="14.2cm">
          <draw:text-box>
            <text:p>Data 1 bit</text:p>
          </draw:text-box>
        </draw:frame>
        <draw:frame draw:style-name="gr8" draw:text-style-name="P3" draw:layer="layout" svg:width="3.2cm" svg:height="1.1cm" svg:x="16.7cm" svg:y="8.9cm">
          <draw:text-box>
            <text:p>18 bits</text:p>
          </draw:text-box>
        </draw:frame>
        <draw:frame draw:style-name="gr4" draw:text-style-name="P3" draw:layer="layout" svg:width="2.8cm" svg:height="1.4cm" svg:x="16.9cm" svg:y="11.1cm">
          <draw:text-box>
            <text:p>Clk 2</text:p>
          </draw:text-box>
        </draw:frame>
        <draw:frame draw:style-name="gr9" draw:text-style-name="P3" draw:layer="layout" svg:width="3cm" svg:height="0.962cm" svg:x="16.9cm" svg:y="14cm">
          <draw:text-box>
            <text:p>address</text:p>
          </draw:text-box>
        </draw:frame>
        <draw:frame draw:style-name="gr10" draw:text-style-name="P3" draw:layer="layout" svg:width="3.1cm" svg:height="1.8cm" svg:x="4.7cm" svg:y="17.5cm">
          <draw:text-box>
            <text:p>Reset</text:p>
          </draw:text-box>
        </draw:frame>
        <draw:frame draw:style-name="gr11" draw:text-style-name="P3" draw:layer="layout" svg:width="3.3cm" svg:height="1cm" svg:x="11.3cm" svg:y="17.8cm">
          <draw:text-box>
            <text:p>Done </text:p>
          </draw:text-box>
        </draw:frame>
        <draw:frame draw:style-name="gr12" draw:text-style-name="P3" draw:layer="layout" svg:width="5.8cm" svg:height="2.7cm" svg:x="8.5cm" svg:y="11.9cm">
          <draw:text-box>
            <text:p>Driver micrófo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2T18:28:16.185025662</meta:creation-date>
    <dc:date>2017-09-12T18:37:30.657351827</dc:date>
    <meta:editing-duration>PT9M15S</meta:editing-duration>
    <meta:editing-cycles>1</meta:editing-cycles>
    <meta:document-statistic meta:object-count="20"/>
    <meta:generator>LibreOffice/5.1.6.2$Linux_X86_64 LibreOffice_project/10m0$Build-2</meta:generator>
  </office:meta>
</office:document-meta>
</file>